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61pt"/>
    </style:style>
    <style:style style:name="co3" style:family="table-column">
      <style:table-column-properties fo:break-before="auto" style:column-width="74.21pt"/>
    </style:style>
    <style:style style:name="co4" style:family="table-column">
      <style:table-column-properties fo:break-before="auto" style:column-width="91.64pt"/>
    </style:style>
    <style:style style:name="co5" style:family="table-column">
      <style:table-column-properties fo:break-before="auto" style:column-width="78.46pt"/>
    </style:style>
    <style:style style:name="co6" style:family="table-column">
      <style:table-column-properties fo:break-before="auto" style:column-width="95.9pt"/>
    </style:style>
    <style:style style:name="co7" style:family="table-column">
      <style:table-column-properties fo:break-before="auto" style:column-width="29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12-tra-90k-5000res-2folds-1e-06ridge-50w2vdim-&lt;start&gt;-09-09_17:08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. RMSE</text:p>
          </table:table-cell>
          <table:table-cell office:value-type="string" calcext:value-type="string">
            <text:p>Meaning_Error</text:p>
          </table:table-cell>
          <table:table-cell office:value-type="string" calcext:value-type="string">
            <text:p>std. Meaning Error</text:p>
          </table:table-cell>
          <table:table-cell office:value-type="string" calcext:value-type="string">
            <text:p>Sentence_Error</text:p>
          </table:table-cell>
          <table:table-cell office:value-type="string" calcext:value-type="string">
            <text:p>std. Sentence Error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83947987678141" calcext:value-type="float">
            <text:p>0.4839479877</text:p>
          </table:table-cell>
          <table:table-cell office:value-type="float" office:value="0.000201327306537713" calcext:value-type="float">
            <text:p>0.0002013273</text:p>
          </table:table-cell>
          <table:table-cell office:value-type="float" office:value="0.0609281069807386" calcext:value-type="float">
            <text:p>0.060928107</text:p>
          </table:table-cell>
          <table:table-cell office:value-type="float" office:value="0.000182492945650842" calcext:value-type="float">
            <text:p>0.0001824929</text:p>
          </table:table-cell>
          <table:table-cell office:value-type="float" office:value="0.319377990430622" calcext:value-type="float">
            <text:p>0.3193779904</text:p>
          </table:table-cell>
          <table:table-cell office:value-type="float" office:value="0.00230033124769965" calcext:value-type="float">
            <text:p>0.0023003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84526551451991" calcext:value-type="float">
            <text:p>0.4845265515</text:p>
          </table:table-cell>
          <table:table-cell office:value-type="float" office:value="0.00117965048508284" calcext:value-type="float">
            <text:p>0.0011796505</text:p>
          </table:table-cell>
          <table:table-cell office:value-type="float" office:value="0.0616956508403877" calcext:value-type="float">
            <text:p>0.0616956508</text:p>
          </table:table-cell>
          <table:table-cell office:value-type="float" office:value="0.000511440314071888" calcext:value-type="float">
            <text:p>0.0005114403</text:p>
          </table:table-cell>
          <table:table-cell office:value-type="float" office:value="0.327475156422525" calcext:value-type="float">
            <text:p>0.3274751564</text:p>
          </table:table-cell>
          <table:table-cell office:value-type="float" office:value="0.000644092749355896" calcext:value-type="float">
            <text:p>0.00064409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83192112531811" calcext:value-type="float">
            <text:p>0.4831921125</text:p>
          </table:table-cell>
          <table:table-cell office:value-type="float" office:value="0.000627941203144689" calcext:value-type="float">
            <text:p>0.0006279412</text:p>
          </table:table-cell>
          <table:table-cell office:value-type="float" office:value="0.0611504723346829" calcext:value-type="float">
            <text:p>0.0611504723</text:p>
          </table:table-cell>
          <table:table-cell office:value-type="float" office:value="0.00200895595632438" calcext:value-type="float">
            <text:p>0.002008956</text:p>
          </table:table-cell>
          <table:table-cell office:value-type="float" office:value="0.327291129922709" calcext:value-type="float">
            <text:p>0.3272911299</text:p>
          </table:table-cell>
          <table:table-cell office:value-type="float" office:value="0.00855723224144278" calcext:value-type="float">
            <text:p>0.00855723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83768230220524" calcext:value-type="float">
            <text:p>0.4837682302</text:p>
          </table:table-cell>
          <table:table-cell office:value-type="float" office:value="0.000195033182879223" calcext:value-type="float">
            <text:p>0.0001950332</text:p>
          </table:table-cell>
          <table:table-cell office:value-type="float" office:value="0.0613651699178015" calcext:value-type="float">
            <text:p>0.0613651699</text:p>
          </table:table-cell>
          <table:table-cell office:value-type="float" office:value="0.000627223653539444" calcext:value-type="float">
            <text:p>0.0006272237</text:p>
          </table:table-cell>
          <table:table-cell office:value-type="float" office:value="0.325358851674641" calcext:value-type="float">
            <text:p>0.3253588517</text:p>
          </table:table-cell>
          <table:table-cell office:value-type="float" office:value="0.00386455649613546" calcext:value-type="float">
            <text:p>0.00386455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84297223098378" calcext:value-type="float">
            <text:p>0.4842972231</text:p>
          </table:table-cell>
          <table:table-cell office:value-type="float" office:value="0.000129272874018788" calcext:value-type="float">
            <text:p>0.0001292729</text:p>
          </table:table-cell>
          <table:table-cell office:value-type="float" office:value="0.0615123911176543" calcext:value-type="float">
            <text:p>0.0615123911</text:p>
          </table:table-cell>
          <table:table-cell office:value-type="float" office:value="0.00114556496135444" calcext:value-type="float">
            <text:p>0.001145565</text:p>
          </table:table-cell>
          <table:table-cell office:value-type="float" office:value="0.332351858667648" calcext:value-type="float">
            <text:p>0.3323518587</text:p>
          </table:table-cell>
          <table:table-cell office:value-type="float" office:value="0.00184026499815973" calcext:value-type="float">
            <text:p>0.0018402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])" office:value-type="float" office:value="0.483946420996169" calcext:value-type="float">
            <text:p>0.483946421</text:p>
          </table:table-cell>
          <table:table-cell/>
          <table:table-cell table:formula="of:=AVERAGE([.D2:.D6])" office:value-type="float" office:value="0.061330358238253" calcext:value-type="float">
            <text:p>0.0613303582</text:p>
          </table:table-cell>
          <table:table-cell/>
          <table:table-cell table:formula="of:=AVERAGE([.F2:.F6])" office:value-type="float" office:value="0.326370997423629" calcext:value-type="float">
            <text:p>0.32637099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2:.B6])" office:value-type="float" office:value="0.000514866275625271" calcext:value-type="float">
            <text:p>0.0005148663</text:p>
          </table:table-cell>
          <table:table-cell/>
          <table:table-cell table:formula="of:=STDEV([.D2:.D6])" office:value-type="float" office:value="0.000300812034277898" calcext:value-type="float">
            <text:p>0.000300812</text:p>
          </table:table-cell>
          <table:table-cell/>
          <table:table-cell table:formula="of:=STDEV([.F2:.F6])" office:value-type="float" office:value="0.0046840980442438" calcext:value-type="float">
            <text:p>0.00468409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9T23:04:23.962876098</dc:date>
    <dc:creator>Surender Kumar</dc:creator>
    <meta:editing-duration>PT2M2S</meta:editing-duration>
    <meta:editing-cycles>1</meta:editing-cycles>
    <meta:document-statistic meta:table-count="1" meta:cell-count="56" meta:object-count="0"/>
    <meta:generator>LibreOffice/5.1.4.2$Linux_X86_64 LibreOffice_project/10m0$Build-2</meta:generator>
  </office:meta>
</office:document-meta>
</file>